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8ad" officeooo:paragraph-rsid="0018f8ad"/>
    </style:style>
    <style:style style:name="P2" style:family="paragraph" style:parent-style-name="Standard">
      <style:text-properties officeooo:paragraph-rsid="0018f8ad"/>
    </style:style>
    <style:style style:name="P3" style:family="paragraph" style:parent-style-name="Standard">
      <style:text-properties officeooo:rsid="001aa312" officeooo:paragraph-rsid="001aa312"/>
    </style:style>
    <style:style style:name="P4" style:family="paragraph" style:parent-style-name="Standard">
      <style:text-properties officeooo:paragraph-rsid="001aa312"/>
    </style:style>
    <style:style style:name="T1" style:family="text">
      <style:text-properties officeooo:rsid="0018f8a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8f8ad"/>
    </style:style>
    <style:style style:name="T4" style:family="text">
      <style:text-properties officeooo:rsid="001aa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HO RIOS</text:p>
      <text:p text:style-name="Standard">A una hora y media en coche de Montego Bay, en la costa norte de Jamaica, se encuentra Ocho Ríos: el destino turístico por excelencia de Jamaica. Las <text:span text:style-name="Strong_20_Emphasis">playas de Ocho Ríos</text:span> estan siempre llenas de gente, sobre todo cuando llega un crucero a la ciudad. Como se trata de una de las zonas mas turísticas de la isla, es muy fácil encontrar diversas actividades para disfrutar con la familia.</text:p>
      <text:p text:style-name="Standard"/>
      <text:p text:style-name="P1">ST MARTEEN</text:p>
      <text:p text:style-name="P2"><text:span text:style-name="T3">St. Marteen es la </text:span><text:span text:style-name="T1">isla más pequeña del mundo compartida por dos naciones (Holanda y Francia) . T</text:span>iene paradisíacas playas de mar turquesa, aguas cristalinas y cálidas, y arenas de color blanco.</text:p>
      <text:p text:style-name="P2">Con el lujo como bandera, este territorio de ultramar de los dos países europeos está repleto de <text:span text:style-name="Strong_20_Emphasis">boutiques, hoteles de cinco estrellas y casinos</text:span>.</text:p>
      <text:p text:style-name="P2"/>
      <text:p text:style-name="P3">LOS ROQUES</text:p>
      <text:p text:style-name="P4"><text:span text:style-name="T4">Los Roques es un archipiélago de Venezuela, situado en el Mar Caribe, a 168 Km al norte de La Guaira, el puerto de Caracas. Por su belleza e importancia ecológica, fue declarado parque nacional en 1972. </text:span>Los Roques son un lugar de ensueño para los amantes del buceo, del windsurf y de la <text:a xlink:type="simple" xlink:href="https://venezuelatuya.com/losroques/pesca.htm" text:style-name="Internet_20_link" text:visited-style-name="Visited_20_Internet_20_Link">pesca</text:a>. Por ser un parque nacional, no hay hoteles en Los Roques. <text:s/>A cambio, hay una gran variedad de posadas que van desde las más básicas y económicas hasta las más elegantes y sofistic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8:18:03.717354115</meta:creation-date>
    <dc:date>2018-03-30T18:35:15.015863765</dc:date>
    <meta:editing-duration>PT6M59S</meta:editing-duration>
    <meta:editing-cycles>1</meta:editing-cycles>
    <meta:document-statistic meta:table-count="0" meta:image-count="0" meta:object-count="0" meta:page-count="1" meta:paragraph-count="7" meta:word-count="219" meta:character-count="1228" meta:non-whitespace-character-count="1015"/>
    <meta:generator>LibreOffice/5.4.5.1$Linux_x86 LibreOffice_project/40m0$Build-1</meta:generator>
  </office:meta>
</office:document-meta>
</file>